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60,586,833,778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43,136,245,597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28,636,108,315.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25,210,324,613.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41,078,984,816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35,732,595,721.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35,732,595,721.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41,999,960,209.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32,231,134,158.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31,114,229,049.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58,374,419,641.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40,227,560,615.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15,751,266,695.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13,236,711,635.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04,141,042,625.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85,302,003,908.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67,608,919,144.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53,749,989,092.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47,218,405,892.4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49,073,380,173.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48,706,787,306.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47,296,952,928.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46,658,755,151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3:44:21.091188165</dc:date>
    <meta:editing-duration>PT2H36M27S</meta:editing-duration>
    <meta:editing-cycles>74</meta:editing-cycles>
    <meta:generator>LibreOffice/7.2.6.2$Linux_X86_64 LibreOffice_project/20$Build-2</meta:generator>
    <meta:document-statistic meta:table-count="1" meta:cell-count="48" meta:object-count="0"/>
  </office:meta>
</office:document-meta>
</file>